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0.002cm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outline1">
      <style:graphic-properties fo:min-height="14.895cm"/>
    </style:style>
    <style:style style:name="pr3" style:family="presentation" style:parent-style-name="lyt-bluelinesgrad-notes">
      <style:graphic-properties draw:fill-color="#ffffff" fo:min-height="12.572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2.395cm"/>
    </style:style>
    <style:style style:name="pr6" style:family="presentation" style:parent-style-name="lyt-bluelinesgrad-outline1">
      <style:graphic-properties fo:min-height="11.886cm"/>
    </style:style>
    <style:style style:name="pr7" style:family="presentation" style:parent-style-name="lyt-bluelinesgrad-outline1">
      <style:graphic-properties fo:min-height="12.895cm"/>
    </style:style>
    <style:style style:name="pr8" style:family="presentation" style:parent-style-name="lyt-bluelinesgrad-outline1">
      <style:graphic-properties fo:min-height="12.129cm"/>
    </style:style>
    <style:style style:name="pr9" style:family="presentation" style:parent-style-name="lyt-bluelinesgrad-outline1">
      <style:graphic-properties fo:min-height="13.129cm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 xml:id="id1" draw:id="id1">
        <draw:frame presentation:style-name="pr1" draw:layer="layout" svg:width="25.199cm" svg:height="3.506cm" svg:x="1.4cm" svg:y="0.837cm" presentation:class="title">
          <draw:text-box>
            <text:p>Section 2 (ex1)</text:p>
          </draw:text-box>
        </draw:frame>
        <draw:frame presentation:style-name="pr2" draw:layer="layout" svg:width="25.199cm" svg:height="14.895cm" svg:x="1.4cm" svg:y="6.014cm" presentation:class="outline" presentation:user-transformed="true">
          <draw:text-box>
            <text:p/>
            <text:list text:style-name="L2">
              <text:list-item>
                <text:p>struct (and how to initialize)</text:p>
              </text:list-item>
              <text:list-item>
                <text:p>header files, function prototypes</text:p>
              </text:list-item>
              <text:list-item>
                <text:p>overloading (C++ only)</text:p>
              </text:list-item>
              <text:list-item>
                <text:p>simple graphics to make things interestingw</text:p>
              </text:list-item>
              <text:list-item>
                <text:p/>
              </text:list-item>
              <text:list-item>
                <text:p>Note, graphics are just a simple library I did, not a part of C++ or Linux.</text:p>
                <text:p/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 xml:id="id2" draw:id="id2">
        <draw:frame presentation:style-name="pr4" draw:layer="layout" svg:width="25.199cm" svg:height="3.506cm" svg:x="1.4cm" svg:y="0.837cm" presentation:class="title">
          <draw:text-box>
            <text:p>Section 2, program 1</text:p>
          </draw:text-box>
        </draw:frame>
        <draw:frame presentation:style-name="pr5" draw:layer="layout" svg:width="25.199cm" svg:height="12.395cm" svg:x="1.4cm" svg:y="6.014cm" presentation:class="outline" presentation:user-transformed="true">
          <draw:text-box>
            <text:list text:style-name="L2">
              <text:list-item>
                <text:p>Put the drawline calls in a loop (change to one type if desired), and change colors</text:p>
              </text:list-item>
              <text:list-item>
                <text:p>Put them in a loop and have the square get larger (or smaller)</text:p>
              </text:list-item>
              <text:list-item>
                <text:p>For fun, play with where the flush() call is. <text:s/>Why is it needed? <text:s/>Why called flush? How could we make our lives easier and avoid needing to call it separately? <text:s/>Why might we want it separate as it is?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 xml:id="id3" draw:id="id3">
        <draw:frame presentation:style-name="pr4" draw:layer="layout" svg:width="25.199cm" svg:height="3.506cm" svg:x="1.4cm" svg:y="0.837cm" presentation:class="title">
          <draw:text-box>
            <text:p>Structs and pointers(ex2)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Current syntax, need to dereference pointer (*varname) and add “.element” <text:line-break/>so: <text:s/>*var.element <text:s/>is the form</text:p>
              </text:list-item>
              <text:list-item>
                <text:p>Used a lot, so there is a short syntax which means dereference the pointer</text:p>
              </text:list-item>
              <text:list-item>
                <text:p>What does dereference mean again??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 xml:id="id4" draw:id="id4">
        <draw:frame presentation:style-name="pr4" draw:layer="layout" svg:width="25.199cm" svg:height="3.506cm" svg:x="1.4cm" svg:y="0.837cm" presentation:class="title">
          <draw:text-box>
            <text:p>Dynamic memory (ex3)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malloc allocates memory from the “heap”, it is what is available in C. </text:p>
              </text:list-item>
              <text:list-item>
                <text:p>“sizeof” returns the size of the item, is it a really a function? <text:s/></text:p>
              </text:list-item>
              <text:list-item>
                <text:p>“free returns memory”</text:p>
              </text:list-item>
              <text:list-item>
                <text:p>FFR, in C there are keywords new and delete that do similar things</text:p>
              </text:list-item>
            </text:list>
          </draw:text-box>
        </draw:frame>
        <anim:par presentation:node-type="timing-root">
          <anim:par smil:begin="id4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 xml:id="id5" draw:id="id5">
        <draw:frame presentation:style-name="pr4" draw:layer="layout" svg:width="25.199cm" svg:height="3.506cm" svg:x="1.4cm" svg:y="0.837cm" presentation:class="title">
          <draw:text-box>
            <text:p>Arrays of structs (ex4)</text:p>
          </draw:text-box>
        </draw:frame>
        <draw:frame presentation:style-name="pr7" draw:layer="layout" svg:width="25.199cm" svg:height="12.895cm" svg:x="1.4cm" svg:y="6.014cm" presentation:class="outline" presentation:user-transformed="true">
          <draw:text-box>
            <text:list text:style-name="L2">
              <text:list-item>
                <text:p>Declared statically:<text:line-break/>Point pts[30];<text:line-break/></text:p>
              </text:list-item>
              <text:list-item>
                <text:p>or dynamically.<text:line-break/>Point <text:span text:style-name="T1">pts=calloc(sizeof(Point)</text:span>30);<text:line-break/></text:p>
              </text:list-item>
              <text:list-item>
                <text:p>Accessed the same (see arrays)<text:line-break/>pt[7]</text:p>
              </text:list-item>
              <text:list-item>
                <text:p>Is an array even necessary?</text:p>
              </text:list-item>
            </text:list>
          </draw:text-box>
        </draw:frame>
        <anim:par presentation:node-type="timing-root">
          <anim:par smil:begin="id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 xml:id="id6" draw:id="id6">
        <draw:frame presentation:style-name="pr4" draw:layer="layout" svg:width="25.199cm" svg:height="3.506cm" svg:x="1.4cm" svg:y="0.837cm" presentation:class="title">
          <draw:text-box>
            <text:p>Other things to note</text:p>
          </draw:text-box>
        </draw:frame>
        <draw:frame presentation:style-name="pr8" draw:layer="layout" svg:width="25.199cm" svg:height="12.129cm" svg:x="1.4cm" svg:y="6.014cm" presentation:class="outline" presentation:user-transformed="true">
          <draw:text-box>
            <text:list text:style-name="L2">
              <text:list-item>
                <text:p>Conditional compilation</text:p>
              </text:list-item>
              <text:list-item>
                <text:p>Use of #defines to change things in one place.</text:p>
              </text:list-item>
              <text:list-item>
                <text:p>random function again. (See note)</text:p>
              </text:list-item>
              <text:list-item>
                <text:p>Comments. <text:s/>Too much is better than too little</text:p>
              </text:list-item>
              <text:list-item>
                <text:p>Slightly more complex arithmetic to make life easier.<text:line-break/>Note: random function for fun, not for applications where real randomness needed</text:p>
              </text:list-item>
            </text:list>
          </draw:text-box>
        </draw:frame>
        <anim:par presentation:node-type="timing-root">
          <anim:par smil:begin="id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 xml:id="id7" draw:id="id7">
        <draw:frame presentation:style-name="pr4" draw:layer="layout" svg:width="25.199cm" svg:height="3.506cm" svg:x="1.4cm" svg:y="0.837cm" presentation:class="title">
          <draw:text-box>
            <text:p>Bitwise operators</text:p>
          </draw:text-box>
        </draw:frame>
        <draw:frame presentation:style-name="pr8" draw:layer="layout" svg:width="25.199cm" svg:height="12.129cm" svg:x="1.4cm" svg:y="6.014cm" presentation:class="outline" presentation:user-transformed="true">
          <draw:text-box>
            <text:list text:style-name="L2">
              <text:list-item>
                <text:p>&amp; <text:s/>bitwise and, | bitwise or</text:p>
              </text:list-item>
              <text:list-item>
                <text:p>&lt;&lt; <text:s/>shift to left, &gt;&gt; shift to right</text:p>
              </text:list-item>
              <text:list-item>
                <text:p>^ exclusive or</text:p>
              </text:list-item>
              <text:list-item>
                <text:p>~ negation (invert bits)<text:line-break/><text:line-break/>Simple but important! <text:s/><text:line-break/>Often used with #defines</text:p>
              </text:list-item>
              <text:list-item>
                <text:p>(ex5 + <text:span text:style-name="T2">experimentation</text:span>)</text:p>
              </text:list-item>
            </text:list>
          </draw:text-box>
        </draw:frame>
        <anim:par presentation:node-type="timing-root">
          <anim:par smil:begin="id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 xml:id="id8" draw:id="id8">
        <draw:frame presentation:style-name="pr4" draw:layer="layout" svg:width="25.199cm" svg:height="3.506cm" svg:x="1.4cm" svg:y="0.837cm" presentation:class="title">
          <draw:text-box>
            <text:p>Flags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Very commonly usef to keep track of a number of related TRUE/FALSE values</text:p>
              </text:list-item>
              <text:list-item>
                <text:p>Used in many library functions and the </text:p>
              </text:list-item>
              <text:list-item>
                <text:p>Use in calls to functions and for return values<text:line-break/><text:line-break/>(ex5)</text:p>
              </text:list-item>
            </text:list>
          </draw:text-box>
        </draw:frame>
        <anim:par presentation:node-type="timing-root">
          <anim:par smil:begin="id8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 xml:id="id9" draw:id="id9">
        <draw:frame presentation:style-name="pr4" draw:layer="layout" svg:width="25.199cm" svg:height="3.506cm" svg:x="1.4cm" svg:y="0.837cm" presentation:class="title">
          <draw:text-box>
            <text:p>Common library functions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header>
                <text:p>Reading/writing files, get input, conversions</text:p>
              </text:list-header>
              <text:list-item>
                <text:p>gets and fgets—similar but not identical</text:p>
              </text:list-item>
              <text:list-item>
                <text:p>open, close <text:s text:c="2"/>Open file descriptors</text:p>
              </text:list-item>
              <text:list-item>
                <text:p>fopen, fclose <text:s/>Open streams (can use printf)</text:p>
                <text:p><text:line-break/>Time to start using man pages<text:line-break/>(ex7)</text:p>
              </text:list-item>
            </text:list>
          </draw:text-box>
        </draw:frame>
        <draw:frame draw:style-name="gr2" draw:layer="layout" svg:width="0.502cm" svg:height="2.387cm" svg:x="10.414cm" svg:y="6.604cm">
          <draw:text-box>
            <text:p/>
            <text:p/>
            <text:p/>
          </draw:text-box>
        </draw:frame>
        <anim:par presentation:node-type="timing-root">
          <anim:par smil:begin="id9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 xml:id="id10" draw:id="id10">
        <draw:frame presentation:style-name="pr4" draw:layer="layout" svg:width="25.199cm" svg:height="3.506cm" svg:x="1.4cm" svg:y="0.837cm" presentation:class="title">
          <draw:text-box>
            <text:p>Program 1<text:tab/>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header>
                <text:p>Take ex5 as a starting point and write a program that prints out a number in binary:</text:p>
                <text:p/>
                <text:p>E.g.: 0x23% <text:s/>should be displayed as 0010 0011<text:line-break/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 xml:id="id11" draw:id="id11">
        <draw:frame presentation:style-name="pr4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Function prototypes are needed before a function call when we haven't defined the function before (above) the call.</text:p>
              </text:list-item>
              <text:list-item>
                <text:p>Header files contain prototypes for function in libraries and other object files.</text:p>
              </text:list-item>
              <text:list-item>
                <text:p>If these files are in other directories, we must change the compile commands<text:line-break/>(ex8)</text:p>
              </text:list-item>
            </text:list>
          </draw:text-box>
        </draw:frame>
        <anim:par presentation:node-type="timing-root">
          <anim:par smil:begin="id11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 xml:id="id12" draw:id="id12">
        <draw:frame presentation:style-name="pr4" draw:layer="layout" svg:width="25.199cm" svg:height="3.506cm" svg:x="1.4cm" svg:y="0.837cm" presentation:class="title">
          <draw:text-box>
            <text:p>Makefiles</text:p>
          </draw:text-box>
        </draw:frame>
        <draw:frame presentation:style-name="pr9" draw:layer="layout" svg:width="25.199cm" svg:height="13.129cm" svg:x="1.4cm" svg:y="6.014cm" presentation:class="outline" presentation:user-transformed="true">
          <draw:text-box>
            <text:list text:style-name="L2">
              <text:list-item>
                <text:p>Default makefile names</text:p>
              </text:list-item>
              <text:list-item>
                <text:p>Can be used on for any language and for other tasks besides compiling programs</text:p>
              </text:list-item>
              <text:list-item>
                <text:p>Implicit and explicit rules</text:p>
              </text:list-item>
              <text:list-item>
                <text:p>Targets, dummy targets</text:p>
              </text:list-item>
              <text:list-item>
                <text:p>Variables (list of sources)</text:p>
              </text:list-item>
              <text:list-item>
                <text:p>Functions: e.g. change sources to object files</text:p>
                <text:p/>
              </text:list-item>
            </text:list>
          </draw:text-box>
        </draw:frame>
        <anim:par presentation:node-type="timing-root">
          <anim:par smil:begin="id12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 xml:id="id13" draw:id="id13">
        <draw:frame presentation:style-name="pr4" draw:layer="layout" svg:width="25.199cm" svg:height="3.506cm" svg:x="1.4cm" svg:y="0.837cm" presentation:class="title" presentation:user-transformed="true">
          <draw:text-box>
            <text:p>Linux command line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header>
                <text:p>Most common commands:</text:p>
              </text:list-header>
              <text:list-item>
                <text:p>ls, rm, cp, mkdir, find, grep, tar, man</text:p>
              </text:list-item>
              <text:list-item>
                <text:p>Piping commands with “|”,</text:p>
              </text:list-item>
              <text:list-item>
                <text:p>“Cygwin” on Windows</text:p>
                <text:p>A good list of many, many useful commands</text:p>
                <text:p><text:span text:style-name="T3">http://www.thegeekstuff.com/2010/11/50-linux-commands/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Klamet</meta:initial-creator>
    <meta:creation-date>2014-08-10T12:11:45.26</meta:creation-date>
    <meta:editing-duration>PT15H52M27S</meta:editing-duration>
    <meta:editing-cycles>47</meta:editing-cycles>
    <dc:date>2014-09-01T12:09:59.18</dc:date>
    <dc:creator>David Klamet</dc:creator>
    <meta:generator>OpenOffice/4.1.0$Win32 OpenOffice.org_project/410m18$Build-9764</meta:generator>
    <meta:document-statistic meta:object-count="96"/>
  </office:meta>
</office:document-meta>
</file>